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6.64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44.93mm"/>
    </style:style>
    <style:style style:name="co8" style:family="table-column">
      <style:table-column-properties fo:break-before="auto" style:column-width="107.02mm"/>
    </style:style>
    <style:style style:name="co9" style:family="table-column">
      <style:table-column-properties fo:break-before="auto" style:column-width="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/>
      <table:table table:name="F3e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7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assurance</text:p>
          </table:table-cell>
          <table:table-cell office:value-type="string" calcext:value-type="string">
            <text:p>règlement</text:p>
          </table:table-cell>
          <table:table-cell office:value-type="string" calcext:value-type="string">
            <text:p>charte laïcité</text:p>
          </table:table-cell>
          <table:table-cell office:value-type="string" calcext:value-type="string">
            <text:p>charte info</text:p>
          </table:table-cell>
          <table:table-cell office:value-type="string" calcext:value-type="string">
            <text:p>chèque</text:p>
          </table:table-cell>
          <table:table-cell office:value-type="string" calcext:value-type="string">
            <text:p>état manuels</text:p>
          </table:table-cell>
          <table:table-cell office:value-type="string" calcext:value-type="string">
            <text:p>bours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OULET</text:p>
          </table:table-cell>
          <table:table-cell office:value-type="string" calcext:value-type="string">
            <text:p>Franck</text:p>
          </table:table-cell>
          <table:table-cell office:value-type="date" office:date-value="2006-02-03" calcext:value-type="date">
            <text:p>03/02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</text:p>
          </table:table-cell>
          <table:table-cell office:value-type="string" calcext:value-type="string">
            <text:p>Jules</text:p>
          </table:table-cell>
          <table:table-cell office:value-type="date" office:date-value="2006-05-29" calcext:value-type="date">
            <text:p>29/05/06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REVISY</text:p>
          </table:table-cell>
          <table:table-cell office:value-type="string" calcext:value-type="string">
            <text:p>Léo</text:p>
          </table:table-cell>
          <table:table-cell office:value-type="date" office:date-value="2006-05-20" calcext:value-type="date">
            <text:p>20/05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RAND</text:p>
          </table:table-cell>
          <table:table-cell office:value-type="string" calcext:value-type="string">
            <text:p>Lucas</text:p>
          </table:table-cell>
          <table:table-cell office:value-type="date" office:date-value="2006-01-10" calcext:value-type="date">
            <text:p>10/01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confer Clara 4<text:span text:style-name="T1">e</text:span>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Axel</text:p>
          </table:table-cell>
          <table:table-cell office:value-type="date" office:date-value="2006-04-03" calcext:value-type="date">
            <text:p>03/04/0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ALTAT</text:p>
          </table:table-cell>
          <table:table-cell office:value-type="string" calcext:value-type="string">
            <text:p>Théo</text:p>
          </table:table-cell>
          <table:table-cell office:value-type="date" office:date-value="2005-07-01" calcext:value-type="date">
            <text:p>01/07/05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IRAULT</text:p>
          </table:table-cell>
          <table:table-cell office:value-type="string" calcext:value-type="string">
            <text:p>Victor</text:p>
          </table:table-cell>
          <table:table-cell office:value-type="date" office:date-value="2006-12-28" calcext:value-type="date">
            <text:p>28/12/0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GOBERT</text:p>
          </table:table-cell>
          <table:table-cell office:value-type="string" calcext:value-type="string">
            <text:p>Antoine</text:p>
          </table:table-cell>
          <table:table-cell office:value-type="date" office:date-value="2005-06-09" calcext:value-type="date">
            <text:p>09/06/05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34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LEGROS</text:p>
          </table:table-cell>
          <table:table-cell office:value-type="string" calcext:value-type="string">
            <text:p>Nathan</text:p>
          </table:table-cell>
          <table:table-cell office:value-type="date" office:date-value="2006-05-11" calcext:value-type="date">
            <text:p>11/05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MARIET</text:p>
          </table:table-cell>
          <table:table-cell office:value-type="string" calcext:value-type="string">
            <text:p>Lisa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lexandre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5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ntoine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cf Alexand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POUGET</text:p>
          </table:table-cell>
          <table:table-cell office:value-type="string" calcext:value-type="string">
            <text:p>Benjamin</text:p>
          </table:table-cell>
          <table:table-cell office:value-type="date" office:date-value="2005-03-22" calcext:value-type="date">
            <text:p>22/03/05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Doriane</text:p>
          </table:table-cell>
          <table:table-cell office:value-type="date" office:date-value="2006-01-28" calcext:value-type="date">
            <text:p>28/01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thys</text:p>
          </table:table-cell>
          <table:table-cell office:value-type="date" office:date-value="2006-12-06" calcext:value-type="date">
            <text:p>06/12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6,5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Joy</text:p>
          </table:table-cell>
          <table:table-cell office:value-type="date" office:date-value="2006-07-04" calcext:value-type="date">
            <text:p>04/07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THOUVENOT</text:p>
          </table:table-cell>
          <table:table-cell office:value-type="string" calcext:value-type="string">
            <text:p>Alanisse</text:p>
          </table:table-cell>
          <table:table-cell office:value-type="date" office:date-value="2006-05-08" calcext:value-type="date">
            <text:p>08/05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VEUILLIER</text:p>
          </table:table-cell>
          <table:table-cell office:value-type="string" calcext:value-type="string">
            <text:p>Nathanaël</text:p>
          </table:table-cell>
          <table:table-cell office:value-type="date" office:date-value="2006-06-21" calcext:value-type="date">
            <text:p>21/06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</table:table>
      <table:table table:name="5e1" table:style-name="ta1">
        <table:table-column table:style-name="co3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mail sim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OUAD Ada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LANDIN Lylo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ESCHIUTTI May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HAFFAUT Matt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HAUMONOT Mau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HEVALIER Aubra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ONREAUX Guillau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OSTA Laurène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DIDIER Em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ACON Thibaul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FRISON Die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GRELLOT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RUCA L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HURIER Just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YORDEY Év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LAMBLIN Maëly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ECLERC Y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EGRAS Mae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MARCOUX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MAUCLAIRE Thipha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NOIROT Thibau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PIERRET Rom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OIROT -- KRIEGER Dyl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OULAIN Nath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OYER Evan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ILVESTRE Y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WALTER Aloï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ZIMMERMANN Lylia</text:p>
          </table:table-cell>
          <table:table-cell office:value-type="string" calcext:value-type="string">
            <text:p>x</text:p>
          </table:table-cell>
        </table:table-row>
      </table:table>
      <table:table table:name="5e2" table:style-name="ta1">
        <table:table-column table:style-name="co3" table:default-cell-style-name="Default"/>
        <table:table-column table:style-name="co5" table:default-cell-style-name="ce4"/>
        <table:table-column table:style-name="co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mail sim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URRELIER Thé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 Valent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DUPONT Hu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USSAUCY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MERAUX Enz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HERALIU Dariu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HENRY Emm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HORIOT Lis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HUOT Eme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LAVALLARD Lo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MAIGROT Lé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ANSARD Lé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AUROY Quentin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ORTIER Juli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MULLER Camil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MUTEL Cé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EREYRON Maëly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PERROT--BELHADJ Ke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PIERROT Ev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RIEGEL Lauret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OBERT Tim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ROSE Hu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USSEY Louk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TOUSSAINT Mi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NSER Nath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VINUEZA PICUASI--MOUSSU Chay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VIPREY Ery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YONKER Ilan</text:p>
          </table:table-cell>
          <table:table-cell office:value-type="string" calcext:value-type="string">
            <text:p>x</text:p>
          </table:table-cell>
        </table:table-row>
      </table:table>
      <table:table table:name="F6" table:style-name="ta1">
        <office:forms form:automatic-focus="false" form:apply-design-mode="false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cahier</text:p>
          </table:table-cell>
          <table:table-cell office:value-type="string" calcext:value-type="string">
            <text:p>mail métier (14/9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VE Médéric 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CHAPIT Mattéo </text:p>
          </table:table-cell>
          <table:table-cell office:value-type="string" calcext:value-type="string">
            <text:p>pg ; titres à souligner ; fautes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DAUVE Hugo </text:p>
          </table:table-cell>
          <table:table-cell office:value-type="string" calcext:value-type="string">
            <text:p>pg ; titres à souligner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DELÊTRE Maëlys </text:p>
          </table:table-cell>
          <table:table-cell office:value-type="string" calcext:value-type="string">
            <text:p>titres à souligner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DEMUYNCK Maël </text:p>
          </table:table-cell>
          <table:table-cell office:value-type="string" calcext:value-type="string">
            <text:p>pg ; titres à souligner ; fautes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table:style-name="ce4" office:value-type="string" calcext:value-type="string">
            <text:p>EMERY Jean </text:p>
          </table:table-cell>
          <table:table-cell office:value-type="string" calcext:value-type="string">
            <text:p>pg ; fautes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GALAND Léo </text:p>
          </table:table-cell>
          <table:table-cell office:value-type="string" calcext:value-type="string">
            <text:p>pg ; titres à souligner ; fautes ; séquence III en haut de la page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HEMONNOT Carla 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HENRIOT Noan </text:p>
          </table:table-cell>
          <table:table-cell office:value-type="string" calcext:value-type="string">
            <text:p>titres à souligner ; fautes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JACQUOT Carmen </text:p>
          </table:table-cell>
          <table:table-cell office:value-type="string" calcext:value-type="string">
            <text:p>pg ; titres à souligner ; fautes</text:p>
          </table:table-cell>
          <table:table-cell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JOUANNO Cloé </text:p>
          </table:table-cell>
          <table:table-cell office:value-type="string" calcext:value-type="string">
            <text:p>NON RENDU</text:p>
          </table:table-cell>
          <table:table-cell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table:style-name="ce4" office:value-type="string" calcext:value-type="string">
            <text:p>LECLERC Clémence </text:p>
          </table:table-cell>
          <table:table-cell office:value-type="string" calcext:value-type="string">
            <text:p>RAS</text:p>
          </table:table-cell>
          <table:table-cell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table:style-name="ce4" office:value-type="string" calcext:value-type="string">
            <text:p>LOPEZ Maéva </text:p>
          </table:table-cell>
          <table:table-cell table:number-columns-repeated="2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table:style-name="ce4" office:value-type="string" calcext:value-type="string">
            <text:p>MARTIN Corentin </text:p>
          </table:table-cell>
          <table:table-cell office:value-type="string" calcext:value-type="string">
            <text:p>pg ; titres à souligner ; fautes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table:style-name="ce4" office:value-type="string" calcext:value-type="string">
            <text:p>MOREL Simon </text:p>
          </table:table-cell>
          <table:table-cell office:value-type="string" calcext:value-type="string">
            <text:p>pg ; titres à souligner ; fautes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table:style-name="ce4" office:value-type="string" calcext:value-type="string">
            <text:p>MOURLOT Jules </text:p>
          </table:table-cell>
          <table:table-cell office:value-type="string" calcext:value-type="string">
            <text:p>pg ; fautes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table:style-name="ce4" office:value-type="string" calcext:value-type="string">
            <text:p>OUDOT--LELANDOIS Zoé </text:p>
          </table:table-cell>
          <table:table-cell office:value-type="string" calcext:value-type="string">
            <text:p>titres à souligner ; fautes</text:p>
          </table:table-cell>
          <table:table-cell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table:style-name="ce4" office:value-type="string" calcext:value-type="string">
            <text:p>POISOT Evan </text:p>
          </table:table-cell>
          <table:table-cell office:value-type="string" calcext:value-type="string">
            <text:p>pg ; titres à souligner ; fautes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style-name="ce4" office:value-type="string" calcext:value-type="string">
            <text:p>PONTOIS Cassie </text:p>
          </table:table-cell>
          <table:table-cell/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style-name="ce4" office:value-type="string" calcext:value-type="string">
            <text:p>RAGOT Lou-Ann </text:p>
          </table:table-cell>
          <table:table-cell office:value-type="string" calcext:value-type="string">
            <text:p>pg ; titres à souligner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table:style-name="ce4" office:value-type="string" calcext:value-type="string">
            <text:p>RIGOT Julien </text:p>
          </table:table-cell>
          <table:table-cell office:value-type="string" calcext:value-type="string">
            <text:p>pg ; titres à souligner ; fautes</text:p>
          </table:table-cell>
          <table:table-cell office:value-type="string" calcext:value-type="string">
            <text:p>mail reçu</text:p>
          </table:table-cell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table:style-name="ce4" office:value-type="string" calcext:value-type="string">
            <text:p>SAMBA Leen </text:p>
          </table:table-cell>
          <table:table-cell office:value-type="string" calcext:value-type="string">
            <text:p>pg ; titres à souligner ; fautes</text:p>
          </table:table-cell>
          <table:table-cell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1:31:46.074064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4:27:17.345220389</meta:creation-date>
    <meta:generator>LibreOffice/6.0.7.3$Linux_X86_64 LibreOffice_project/00m0$Build-3</meta:generator>
    <dc:date>2020-10-04T11:41:47.790966136</dc:date>
    <meta:editing-duration>PT9H43M9S</meta:editing-duration>
    <meta:editing-cycles>71</meta:editing-cycles>
    <meta:document-statistic meta:table-count="4" meta:cell-count="423" meta:object-count="0"/>
  </office:meta>
</office:document-meta>
</file>